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972cm" svg:height="1.204cm" svg:x="5.167cm" svg:y="1.422cm">
          <draw:text-box>
            <text:p><text:span text:style-name="T1">0</text:span></text:p>
          </draw:text-box>
        </draw:frame>
        <draw:frame draw:style-name="gr3" draw:text-style-name="P2" draw:layer="layout" svg:width="1.209cm" svg:height="1.204cm" svg:x="7.067cm" svg:y="1.422cm">
          <draw:text-box>
            <text:p><text:span text:style-name="T1">1 </text:span></text:p>
          </draw:text-box>
        </draw:frame>
        <draw:frame draw:style-name="gr3" draw:text-style-name="P2" draw:layer="layout" svg:width="0.972cm" svg:height="1.204cm" svg:x="9.167cm" svg:y="1.422cm">
          <draw:text-box>
            <text:p><text:span text:style-name="T1">2</text:span></text:p>
          </draw:text-box>
        </draw:frame>
        <draw:frame draw:style-name="gr3" draw:text-style-name="P2" draw:layer="layout" svg:width="0.972cm" svg:height="1.204cm" svg:x="11.267cm" svg:y="1.422cm">
          <draw:text-box>
            <text:p><text:span text:style-name="T1">3</text:span></text:p>
          </draw:text-box>
        </draw:frame>
        <draw:frame draw:style-name="gr3" draw:text-style-name="P2" draw:layer="layout" svg:width="0.972cm" svg:height="1.204cm" svg:x="13.367cm" svg:y="1.422cm">
          <draw:text-box>
            <text:p><text:span text:style-name="T1">4</text:span></text:p>
          </draw:text-box>
        </draw:frame>
        <draw:frame draw:style-name="gr3" draw:text-style-name="P2" draw:layer="layout" svg:width="0.972cm" svg:height="1.204cm" svg:x="15.467cm" svg:y="1.422cm">
          <draw:text-box>
            <text:p><text:span text:style-name="T1">5</text:span></text:p>
          </draw:text-box>
        </draw:frame>
        <draw:frame draw:style-name="gr3" draw:text-style-name="P2" draw:layer="layout" svg:width="0.972cm" svg:height="1.204cm" svg:x="17.367cm" svg:y="1.422cm">
          <draw:text-box>
            <text:p><text:span text:style-name="T1">6</text:span></text:p>
          </draw:text-box>
        </draw:frame>
        <draw:frame draw:style-name="gr3" draw:text-style-name="P2" draw:layer="layout" svg:width="0.972cm" svg:height="1.204cm" svg:x="3.267cm" svg:y="3.122cm">
          <draw:text-box>
            <text:p><text:span text:style-name="T1">0</text:span></text:p>
          </draw:text-box>
        </draw:frame>
        <draw:frame draw:style-name="gr3" draw:text-style-name="P2" draw:layer="layout" svg:width="0.972cm" svg:height="1.204cm" svg:x="3.267cm" svg:y="5.222cm">
          <draw:text-box>
            <text:p><text:span text:style-name="T1">1</text:span></text:p>
          </draw:text-box>
        </draw:frame>
        <draw:frame draw:style-name="gr3" draw:text-style-name="P2" draw:layer="layout" svg:width="0.972cm" svg:height="1.204cm" svg:x="3.267cm" svg:y="7.322cm">
          <draw:text-box>
            <text:p><text:span text:style-name="T1">2</text:span></text:p>
          </draw:text-box>
        </draw:frame>
        <draw:frame draw:style-name="gr3" draw:text-style-name="P2" draw:layer="layout" svg:width="0.972cm" svg:height="1.204cm" svg:x="3.267cm" svg:y="9.422cm">
          <draw:text-box>
            <text:p><text:span text:style-name="T1">3</text:span></text:p>
          </draw:text-box>
        </draw:frame>
        <draw:frame draw:style-name="gr3" draw:text-style-name="P2" draw:layer="layout" svg:width="0.972cm" svg:height="1.204cm" svg:x="3.267cm" svg:y="11.522cm">
          <draw:text-box>
            <text:p><text:span text:style-name="T1">4</text:span></text:p>
          </draw:text-box>
        </draw:frame>
        <draw:frame draw:style-name="gr3" draw:text-style-name="P2" draw:layer="layout" svg:width="0.972cm" svg:height="1.204cm" svg:x="3.267cm" svg:y="13.622cm">
          <draw:text-box>
            <text:p><text:span text:style-name="T1">5</text:span></text:p>
          </draw:text-box>
        </draw:frame>
        <draw:frame draw:style-name="gr3" draw:text-style-name="P2" draw:layer="layout" svg:width="0.972cm" svg:height="1.204cm" svg:x="3.267cm" svg:y="15.622cm">
          <draw:text-box>
            <text:p><text:span text:style-name="T1">6</text:span></text:p>
          </draw:text-box>
        </draw:frame>
        <draw:custom-shape draw:style-name="gr2" draw:text-style-name="P1" draw:layer="layout" svg:width="2.165cm" svg:height="2.165cm" svg:x="19.0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9.0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972cm" svg:height="1.204cm" svg:x="19.667cm" svg:y="1.422cm">
          <draw:text-box>
            <text:p><text:span text:style-name="T1">7</text:span></text:p>
          </draw:text-box>
        </draw:frame>
        <draw:frame draw:style-name="gr3" draw:text-style-name="P2" draw:layer="layout" svg:width="0.972cm" svg:height="1.204cm" svg:x="21.767cm" svg:y="1.422cm">
          <draw:text-box>
            <text:p><text:span text:style-name="T1">8</text:span></text:p>
          </draw:text-box>
        </draw:frame>
        <draw:frame draw:style-name="gr3" draw:text-style-name="P2" draw:layer="layout" svg:width="0.972cm" svg:height="1.204cm" svg:x="23.867cm" svg:y="1.422cm">
          <draw:text-box>
            <text:p><text:span text:style-name="T1">9</text:span></text:p>
          </draw:text-box>
        </draw:frame>
        <draw:frame draw:style-name="gr3" draw:text-style-name="P2" draw:layer="layout" svg:width="1.442cm" svg:height="1.204cm" svg:x="25.767cm" svg:y="1.422cm">
          <draw:text-box>
            <text:p><text:span text:style-name="T1">10</text:span></text:p>
          </draw:text-box>
        </draw:frame>
        <draw:frame draw:style-name="gr3" draw:text-style-name="P2" draw:layer="layout" svg:width="1.442cm" svg:height="1.204cm" svg:x="27.767cm" svg:y="1.422cm">
          <draw:text-box>
            <text:p><text:span text:style-name="T1">11</text:span></text:p>
          </draw:text-box>
        </draw:frame>
        <draw:frame draw:style-name="gr4" draw:text-style-name="P2" draw:layer="layout" svg:width="1.539cm" svg:height="1.204cm" svg:x="1.567cm" svg:y="5.222cm">
          <draw:text-box>
            <text:p><text:span text:style-name="T1">(1)</text:span></text:p>
          </draw:text-box>
        </draw:frame>
        <draw:frame draw:style-name="gr4" draw:text-style-name="P2" draw:layer="layout" svg:width="1.539cm" svg:height="1.204cm" svg:x="1.568cm" svg:y="7.322cm">
          <draw:text-box>
            <text:p><text:span text:style-name="T1">(5)</text:span></text:p>
          </draw:text-box>
        </draw:frame>
        <draw:frame draw:style-name="gr4" draw:text-style-name="P2" draw:layer="layout" svg:width="1.539cm" svg:height="1.204cm" svg:x="1.569cm" svg:y="9.422cm">
          <draw:text-box>
            <text:p><text:span text:style-name="T1">(4)</text:span></text:p>
          </draw:text-box>
        </draw:frame>
        <draw:frame draw:style-name="gr4" draw:text-style-name="P2" draw:layer="layout" svg:width="1.539cm" svg:height="1.204cm" svg:x="1.57cm" svg:y="11.522cm">
          <draw:text-box>
            <text:p><text:span text:style-name="T1">(3)</text:span></text:p>
          </draw:text-box>
        </draw:frame>
        <draw:frame draw:style-name="gr4" draw:text-style-name="P2" draw:layer="layout" svg:width="1.539cm" svg:height="1.204cm" svg:x="1.571cm" svg:y="13.622cm">
          <draw:text-box>
            <text:p><text:span text:style-name="T1">(8)</text:span></text:p>
          </draw:text-box>
        </draw:frame>
        <draw:frame draw:style-name="gr4" draw:text-style-name="P2" draw:layer="layout" svg:width="2.009cm" svg:height="1.204cm" svg:x="1.572cm" svg:y="15.622cm">
          <draw:text-box>
            <text:p><text:span text:style-name="T1">(1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33:39.464671369</dc:date>
    <dc:creator>elucterio </dc:creator>
    <meta:editing-duration>PT13M57S</meta:editing-duration>
    <meta:editing-cycles>12</meta:editing-cycles>
    <meta:generator>LibreOffice/4.2.8.2$Linux_X86_64 LibreOffice_project/420m0$Build-2</meta:generator>
    <meta:document-statistic meta:object-count="109"/>
  </office:meta>
</office:document-meta>
</file>